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e447" officeooo:paragraph-rsid="000be447"/>
    </style:style>
    <style:style style:name="P2" style:family="paragraph" style:parent-style-name="Standard">
      <style:text-properties officeooo:rsid="000be447" officeooo:paragraph-rsid="000c1ab7"/>
    </style:style>
    <style:style style:name="P3" style:family="paragraph" style:parent-style-name="Standard">
      <style:text-properties officeooo:rsid="000f1e37" officeooo:paragraph-rsid="000f1e37"/>
    </style:style>
    <style:style style:name="P4" style:family="paragraph" style:parent-style-name="Standard">
      <style:text-properties fo:font-weight="bold" officeooo:rsid="000f5f5d" officeooo:paragraph-rsid="000f5f5d" style:font-weight-asian="bold" style:font-weight-complex="bold"/>
    </style:style>
    <style:style style:name="P5" style:family="paragraph" style:parent-style-name="Standard">
      <style:text-properties fo:font-weight="normal" officeooo:rsid="00105731" officeooo:paragraph-rsid="00105731" style:font-weight-asian="normal" style:font-weight-complex="normal"/>
    </style:style>
    <style:style style:name="P6" style:family="paragraph" style:parent-style-name="Standard" style:list-style-name="L1">
      <style:text-properties officeooo:rsid="000be447" officeooo:paragraph-rsid="000be447"/>
    </style:style>
    <style:style style:name="P7" style:family="paragraph" style:parent-style-name="Standard">
      <style:text-properties fo:font-weight="normal" officeooo:rsid="000f5f5d" officeooo:paragraph-rsid="000f5f5d" style:font-weight-asian="normal" style:font-weight-complex="normal"/>
    </style:style>
    <style:style style:name="P8" style:family="paragraph" style:parent-style-name="Standard">
      <style:text-properties fo:font-weight="normal" officeooo:rsid="00105731" officeooo:paragraph-rsid="00105731" style:font-weight-asian="normal" style:font-weight-complex="normal"/>
    </style:style>
    <style:style style:name="P9" style:family="paragraph" style:parent-style-name="Standard">
      <style:text-properties fo:font-weight="normal" officeooo:rsid="0010b711" officeooo:paragraph-rsid="0010b711" style:font-weight-asian="normal" style:font-weight-complex="normal"/>
    </style:style>
    <style:style style:name="P10" style:family="paragraph" style:parent-style-name="Standard" style:list-style-name="L3">
      <style:text-properties fo:font-weight="normal" officeooo:rsid="0010b711" officeooo:paragraph-rsid="0010b711" style:font-weight-asian="normal" style:font-weight-complex="normal"/>
    </style:style>
    <style:style style:name="P11" style:family="paragraph" style:parent-style-name="Standard">
      <style:text-properties fo:font-weight="normal" officeooo:rsid="0010b711" officeooo:paragraph-rsid="00105731" style:font-weight-asian="normal" style:font-weight-complex="normal"/>
    </style:style>
    <style:style style:name="P12" style:family="paragraph" style:parent-style-name="Standard" style:list-style-name="L3">
      <style:text-properties fo:font-weight="normal" officeooo:rsid="0018d263" officeooo:paragraph-rsid="0018d263" style:font-weight-asian="normal" style:font-weight-complex="normal"/>
    </style:style>
    <style:style style:name="P13" style:family="paragraph" style:parent-style-name="Standard">
      <style:text-properties fo:font-weight="normal" officeooo:rsid="001a6d32" officeooo:paragraph-rsid="001a6d32" style:font-weight-asian="normal" style:font-weight-complex="normal"/>
    </style:style>
    <style:style style:name="P14" style:family="paragraph" style:parent-style-name="Standard" style:list-style-name="L7">
      <style:text-properties fo:font-weight="normal" officeooo:rsid="001a6d32" officeooo:paragraph-rsid="001a6d32" style:font-weight-asian="normal" style:font-weight-complex="normal"/>
    </style:style>
    <style:style style:name="P15" style:family="paragraph" style:parent-style-name="Standard">
      <style:text-properties fo:font-weight="normal" officeooo:rsid="00220570" officeooo:paragraph-rsid="00220570"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style:text-underline-style="solid" style:text-underline-width="auto" style:text-underline-color="font-color" fo:font-weight="normal" officeooo:rsid="000f5f5d" officeooo:paragraph-rsid="000f5f5d"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105731" officeooo:paragraph-rsid="00105731"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0f1e37" officeooo:paragraph-rsid="000f1e37" style:font-weight-asian="normal" style:font-weight-complex="normal"/>
    </style:style>
    <style:style style:name="T1" style:family="text">
      <style:text-properties officeooo:rsid="000be447"/>
    </style:style>
    <style:style style:name="T2" style:family="text">
      <style:text-properties officeooo:rsid="000c1ab7"/>
    </style:style>
    <style:style style:name="T3" style:family="text">
      <style:text-properties officeooo:rsid="000f4cb0"/>
    </style:style>
    <style:style style:name="T4" style:family="text">
      <style:text-properties fo:font-weight="normal" style:font-weight-asian="normal" style:font-weight-complex="normal"/>
    </style:style>
    <style:style style:name="T5" style:family="text">
      <style:text-properties fo:font-weight="normal" officeooo:rsid="001327a7" style:font-weight-asian="normal" style:font-weight-complex="normal"/>
    </style:style>
    <style:style style:name="T6" style:family="text">
      <style:text-properties fo:font-weight="normal" officeooo:rsid="0023fda2" style:font-weight-asian="normal" style:font-weight-complex="normal"/>
    </style:style>
    <style:style style:name="T7" style:family="text">
      <style:text-properties officeooo:rsid="00105731"/>
    </style:style>
    <style:style style:name="T8" style:family="text">
      <style:text-properties officeooo:rsid="0018d263"/>
    </style:style>
    <style:style style:name="T9" style:family="text">
      <style:text-properties officeooo:rsid="001c779f"/>
    </style:style>
    <style:style style:name="T10" style:family="text">
      <style:text-properties officeooo:rsid="001d223e"/>
    </style:style>
    <style:style style:name="T11" style:family="text">
      <style:text-properties officeooo:rsid="001e3f8b"/>
    </style:style>
    <style:style style:name="T12" style:family="text">
      <style:text-properties officeooo:rsid="001f9a60"/>
    </style:style>
    <style:style style:name="T13" style:family="text">
      <style:text-properties officeooo:rsid="00220570"/>
    </style:style>
    <style:style style:name="T14" style:family="text">
      <style:text-properties officeooo:rsid="0023fda2"/>
    </style:style>
    <style:style style:name="T15" style:family="text">
      <style:text-properties fo:font-weight="bold" style:font-weight-asian="bold" style:font-weight-complex="bold"/>
    </style:style>
    <style:style style:name="T16" style:family="text">
      <style:text-properties fo:font-weight="bold" officeooo:rsid="00218904" style:font-weight-asian="bold" style:font-weight-complex="bold"/>
    </style:style>
    <style:style style:name="T17" style:family="text">
      <style:text-properties officeooo:rsid="0025b5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start text:name="__DdeLink__65263_2562635866"/><text:bookmark-start text:name="__DdeLink__65774_223135773"/>TCPDUMP Multi-<text:span text:style-name="T9">Network C</text:span>apture <text:span text:style-name="T9">P</text:span>roject</text:p>
      <text:p text:style-name="Standard"/>
      <text:p text:style-name="Standard">Jeremie Nieto</text:p>
      <text:p text:style-name="Standard">ID: 01160956</text:p>
      <text:p text:style-name="Standard"/>
      <text:p text:style-name="Standard">1. <text:span text:style-name="T15">Introduction:</text:span></text:p>
      <text:p text:style-name="Standard"/>
      <text:p text:style-name="Standard"><text:tab/>For My project I designed a tool to be used at my job as a software engineer in telecommunications networks. <text:span text:style-name="T1">This tool is a web server that will perform a tcpdump based on the user’s configuration to multiple remote hosts at the same time.</text:span></text:p>
      <text:p text:style-name="Standard"/>
      <text:p text:style-name="P1">2. <text:span text:style-name="T16">Motivation</text:span></text:p>
      <text:p text:style-name="P1"/>
      <text:p text:style-name="P1"><text:tab/>I work as a <text:span text:style-name="T10">Test</text:span> <text:span text:style-name="T10">E</text:span>ngineer for a product that provides network solutions to the telecommunications networks. One of the areas in which this product functions is in SS7 signaling. In SS7 when there are problems in the network it often requires gathering a tcpdump of the network traffic in order to diagnose the issue. <text:span text:style-name="T10">This is because there are multiple hosts at play that are required to abide by standards set by the International Telecommunications Union, the American National Standards Institute, and RFCs. We must often debug which host is not conforming to standard or is the reason for an impact on SS7 signaling. </text:span>It also requires support and test engineers to reproduce the problem in a lab environment. <text:span text:style-name="T11">This process often in</text:span>volves the repetition of setting up tcpdumps on all hosts for each test run. This tool will make that portion of the test much easier; it will perform the capture for you on all hosts simultaneously and copy the pcap files back to the web server.</text:p>
      <text:p text:style-name="P1"/>
      <text:p text:style-name="P1">3. <text:s/><text:span text:style-name="T15">Technologies</text:span></text:p>
      <text:p text:style-name="P1"/>
      <text:p text:style-name="P1">The following technologies were used in the implementations of this project:</text:p>
      <text:p text:style-name="P1"/>
      <text:list xml:id="list611132439" text:style-name="L1">
        <text:list-item>
          <text:p text:style-name="P6">HTML5</text:p>
        </text:list-item>
        <text:list-item>
          <text:p text:style-name="P6">CSS</text:p>
        </text:list-item>
        <text:list-item>
          <text:p text:style-name="P6">Javascript</text:p>
        </text:list-item>
        <text:list-item>
          <text:p text:style-name="P6">AJAX</text:p>
        </text:list-item>
        <text:list-item>
          <text:p text:style-name="P6">JQuery</text:p>
        </text:list-item>
        <text:list-item>
          <text:p text:style-name="P6">Java</text:p>
        </text:list-item>
      </text:list>
      <text:p text:style-name="P1"/>
      <text:p text:style-name="P1">4. <text:s/><text:span text:style-name="T15">Project Design:</text:span></text:p>
      <text:p text:style-name="P1"/>
      <text:p text:style-name="P2"><text:tab/>The web application <text:span text:style-name="T2">is deployed on top of Apache Tomcat webserver. It</text:span> consists of <text:span text:style-name="T2">three</text:span> <text:span text:style-name="T2">main</text:span> files, the “index.html” graphical user interface, a javascript file “servers.js,” <text:span text:style-name="T2">and a Java Servlet “Servlet.java”. There are also other files, the css file “style.css,” and Java files Server.java and ServerCommand.java.</text:span></text:p>
      <text:p text:style-name="P2"/>
      <text:p text:style-name="P19">index.html</text:p>
      <text:p text:style-name="P3"/>
      <text:p text:style-name="P3"><text:tab/>This file represents the main graphical user interface for the user. It presents a button “Add Server” For the user to add in configuration for the remote hosts that the tdpdump will be performed on. Each click uses inline javascript to generate input fields for IP address and password. Up to four servers may be configured. Once the button has been clicked four times to allow the configuration of <text:soft-page-break/>four servers, the fifth click will present a window stopping the configuration of addition servers with a message “The maximum number of supported servers has been reached.”</text:p>
      <text:p text:style-name="P3"><text:tab/><text:span text:style-name="T3">There is a “Save server configuration” button that must be clicked to save the configuration. This will make an Ajax request using the javascript.js file to the java Servlet. It will update the page and display the configuration to the user. </text:span></text:p>
      <text:p text:style-name="P3"><text:tab/><text:span text:style-name="T3">Beneath this portion of the page is the configuration for the tcpdump. Common options are presented for the user to configure. If “write to file” is checked, the capture will be copied from the remote servers to the /tmp directory of the Tomcat webserver. Otherwise the network traffic is displayed on a new page.</text:span></text:p>
      <text:p text:style-name="P3"/>
      <text:p text:style-name="P17">Servers.js</text:p>
      <text:p text:style-name="P7"/>
      <text:p text:style-name="P7"><text:tab/>This file is responsible for handling the Ajax request to update the server configuration saved by the user. It passes the configuration to the Servlet.java. It registers a callback function and updates the results dynamically on index.html.</text:p>
      <text:p text:style-name="P7"/>
      <text:p text:style-name="P17"><text:bookmark-start text:name="__DdeLink__65259_2562635866"/>Servlet.java<text:bookmark-end text:name="__DdeLink__65259_2562635866"/></text:p>
      <text:p text:style-name="P7"/>
      <text:p text:style-name="P4"><text:span text:style-name="T4"><text:tab/>This file is the back end and processes all requests by the web server. It handles the Ajax request and it runs the tcpdumps on each host. It keeps track of the user’s configuration in its own private variable of Server objects. n order to run them at the same time, they are all run on a separate thread. It will then copy the files to the </text:span><text:span text:style-name="T5">web server</text:span><text:span text:style-name="T4"> if the “write to file” option was given. The errors and success response are sent to index.html. </text:span><text:span text:style-name="T6">The Servlet is designed to handle GET and POST requests the same. That is, the doGet() method calls doPost().</text:span></text:p>
      <text:p text:style-name="P3"/>
      <text:p text:style-name="P17">Serv<text:span text:style-name="T7">er</text:span>.java</text:p>
      <text:p text:style-name="P4"/>
      <text:p text:style-name="P5"><text:tab/>This class is an object to hold the information the user configured for each server. It also executes the tcpdump and copy of the pcap files. It extends thread so it may execute the tcpdumps at the same time.</text:p>
      <text:p text:style-name="P5"/>
      <text:p text:style-name="P18">ServerCommand.java</text:p>
      <text:p text:style-name="P5"/>
      <text:p text:style-name="P5"><text:tab/>Utility methods for executing <text:s/><text:span text:style-name="T17">SSH</text:span> command<text:span text:style-name="T17">s </text:span>on remote hosts using the Jsch library. <text:span text:style-name="T17">The methods here are called to execute the tcpdump on a remote host. </text:span>It also provides methods for executing local commands <text:span text:style-name="T17">on the webserver’s own machine. This is used to execute the “scp” command in order to copy the tcpdump files back to the / tmp directory. </text:span></text:p>
      <text:p text:style-name="P5"/>
      <text:p text:style-name="P15">5. <text:span text:style-name="T15">Flow of execution:</text:span></text:p>
      <text:p text:style-name="P15"><text:tab/></text:p>
      <text:p text:style-name="P15"><text:tab/>First, the user clicks the “Add server” button to add a server configuration. Clicking on the button will generate two fields through javascript, IP address and password, for one remote host to run the tcpdump capture on. The user may continue to click this button to add additional servers to perform a simultaneous capture on. With each click, more input will be generated. Up to four may be configured. Clicking on the button a fifth time will result in a popup window that states “The maximum number of configured servers has been reached.”</text:p>
      <text:p text:style-name="P15"><text:tab/><text:span text:style-name="T14">There is a “Save Server Configuration” button that is near the server configuration area. Clicking on this configuration will make an Ajax request through javascript to the Java Servlet running on the web server. The Servlet will process the configuration and save the Servers in a list. The Servlet </text:span><text:soft-page-break/><text:span text:style-name="T14">sends back an XML response that is parsed on the javascript side in a callback function. The Javascript will update the HTML to display the server configuration the user entered. </text:span></text:p>
      <text:p text:style-name="P15"><text:tab/><text:span text:style-name="T17">The next step is for the user to select the options for the tcpdump. The exact same tcpdump with the options provided will be run on each host defined in the above server configuration. By default, the interface to capture on is “any” which will work for all hosts. The timeout option also must be configured. By default the value is 10 seconds. If the “-w write to file” <text:s/>option is checked, then the tcpdumps will be output to a file named “capture_&lt;host_ip_address&gt;.pcap. For example, a capture run on 10.7.5.77 will be named capture_10_7_5_77.pcap. These files will be copied into the / tmp directory of the webserver. The Servlet will output “captures successfully saved to / tmp directory” that the user will see on a new page. If the “-w write to file” option is not present, then the Servlet will write the raw tcpdump output to a new HTML page displayed to the user.</text:span></text:p>
      <text:p text:style-name="P15"/>
      <text:p text:style-name="P5"/>
      <text:p text:style-name="P13"><text:span text:style-name="T13">6</text:span>. <text:span text:style-name="T15">External Libraries and packages</text:span></text:p>
      <text:p text:style-name="P13"/>
      <text:list xml:id="list627409954" text:style-name="L7">
        <text:list-item>
          <text:p text:style-name="P14">Jsch Java library for running SSH commands on a remote host through Java</text:p>
        </text:list-item>
        <text:list-item>
          <text:p text:style-name="P14">Apache Tomcat Webserver to deploy the web application.</text:p>
        </text:list-item>
      </text:list>
      <text:p text:style-name="P11"/>
      <text:p text:style-name="P9"/>
      <text:p text:style-name="P9"><text:span text:style-name="T13">7</text:span>. <text:span text:style-name="T15">Difficulties and Known Technical Issues</text:span></text:p>
      <text:p text:style-name="P9"/>
      <text:list xml:id="list4164225274" text:style-name="L3">
        <text:list-item>
          <text:p text:style-name="P10">I had trouble implementing the Ajax request <text:span text:style-name="T8">to display the user’s saved server configuration </text:span>using POST. I was able to get it working with GET. As a result, there is a security concern with the passwords being passed in the URL. <text:span text:style-name="T8">The users of this application <text:s/>are testers and developers at work on private networks and virtual machines, so this is not a critical problem.</text:span></text:p>
        </text:list-item>
        <text:list-item>
          <text:p text:style-name="P10">Sometimes the pcap files will not all copy over when more than two servers are specified.<text:bookmark-end text:name="__DdeLink__65263_2562635866"/></text:p>
        </text:list-item>
        <text:list-item>
          <text:p text:style-name="P12">I have <text:span text:style-name="T12">k</text:span>nowledge of networks and network programming in Java and C, however I have never written code at the application layer. Javascript, HTML, and Java Servlets were all new concepts to me, so it was difficult at times to get my implementation working.<text:bookmark-end text:name="__DdeLink__65774_22313577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0:50:21.892385177</meta:creation-date>
    <dc:date>2018-12-12T10:08:26.358507159</dc:date>
    <meta:editing-duration>PT14H17M59S</meta:editing-duration>
    <meta:editing-cycles>21</meta:editing-cycles>
    <meta:generator>LibreOffice/6.1.3.2$Linux_X86_64 LibreOffice_project/10$Build-2</meta:generator>
    <meta:document-statistic meta:table-count="0" meta:image-count="0" meta:object-count="0" meta:page-count="3" meta:paragraph-count="41" meta:word-count="1229" meta:character-count="7166" meta:non-whitespace-character-count="5966"/>
  </office:meta>
</office:document-meta>
</file>